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095cm" style:use-optimal-column-width="false"/>
    </style:style>
    <style:style style:name="co2" style:family="table-column">
      <style:table-column-properties style:column-width="4.09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cm"/>
    </style:style>
    <style:style style:name="ce1" style:family="table-cell">
      <style:graphic-properties draw:fill="solid" draw:fill-color="#ffd320" style:repeat="repeat"/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style:graphic-properties draw:fill="solid" draw:fill-color="#ffd320" style:repeat="repeat"/>
      <style:paragraph-properties fo:text-align="center" style:text-autospace="none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ffff66" style:repeat="repeat"/>
      <style:paragraph-properties style:text-autospace="none"/>
      <style:text-properties fo:font-weight="bold" style:font-weight-asian="bold" style:font-weight-complex="bold"/>
    </style:style>
    <style:style style:name="ce4" style:family="table-cell">
      <style:graphic-properties draw:fill="solid" draw:fill-color="#ffff66" style:repeat="repeat"/>
      <style:paragraph-properties fo:text-align="center" style:text-autospace="none"/>
      <style:text-properties fo:font-weight="bold" style:font-weight-asian="bold" style:font-weight-complex="bold"/>
    </style:style>
    <style:style style:name="ce5" style:family="table-cell">
      <style:graphic-properties draw:fill="solid" draw:fill-color="#eeeeee" style:repeat="repeat"/>
      <style:paragraph-properties style:text-autospace="none"/>
    </style:style>
    <style:style style:name="ce6" style:family="table-cell">
      <style:graphic-properties draw:fill="solid" draw:fill-color="#eeeeee" style:repeat="repeat"/>
      <style:paragraph-properties fo:text-align="center" style:text-autospace="none"/>
    </style:style>
    <style:style style:name="ce7" style:family="table-cell">
      <style:graphic-properties style:repeat="repeat"/>
    </style:style>
    <style:style style:name="P1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style:text-autospace="none"/>
      <style:text-properties fo:font-weight="bold" style:font-weight-asian="bold" style:font-weight-complex="bold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 style:text-autospace="none"/>
    </style:style>
    <style:style style:name="T1" style:family="text">
      <style:text-properties style:text-position="-15% 80%" fo:font-size="18pt" style:font-size-asian="18pt" style:font-size-complex="18pt"/>
    </style:style>
    <style:style style:name="T2" style:family="text">
      <style:text-properties style:text-position="-15%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382cm" svg:height="22.399cm" svg:x="2.604cm" svg:y="2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TAKE-OFF<text:line-break/>WEIGHT</text:p>
              </table:table-cell>
              <table:table-cell>
                <text:p text:style-name="P2">V<text:span text:style-name="T1">FTO</text:span></text:p>
              </table:table-cell>
              <table:table-cell>
                <text:p text:style-name="P2">V<text:span text:style-name="T2">ERC</text:span></text:p>
              </table:table-cell>
              <table:table-cell>
                <text:p text:style-name="P2">V<text:span text:style-name="T2">REF</text:span></text:p>
              </table:table-cell>
            </table:table-row>
            <table:table-row table:style-name="ro2" table:default-cell-style-name="ce4">
              <table:table-cell table:style-name="ce3">
                <text:p text:style-name="P3">19000</text:p>
              </table:table-cell>
              <table:table-cell>
                <text:p text:style-name="P1">142</text:p>
              </table:table-cell>
              <table:table-cell>
                <text:p text:style-name="P1">150</text:p>
              </table:table-cell>
              <table:table-cell>
                <text:p text:style-name="P1">114</text:p>
              </table:table-cell>
            </table:table-row>
            <table:table-row table:style-name="ro2" table:default-cell-style-name="ce6">
              <table:table-cell table:style-name="ce5">
                <text:p text:style-name="P4">19500</text:p>
              </table:table-cell>
              <table:table-cell>
                <text:p text:style-name="P5">144</text:p>
              </table:table-cell>
              <table:table-cell>
                <text:p text:style-name="P5">153</text:p>
              </table:table-cell>
              <table:table-cell>
                <text:p text:style-name="P5">116</text:p>
              </table:table-cell>
            </table:table-row>
            <table:table-row table:style-name="ro2" table:default-cell-style-name="ce4">
              <table:table-cell table:style-name="ce3">
                <text:p text:style-name="P3">20000</text:p>
              </table:table-cell>
              <table:table-cell>
                <text:p text:style-name="P1">146</text:p>
              </table:table-cell>
              <table:table-cell>
                <text:p text:style-name="P1">155</text:p>
              </table:table-cell>
              <table:table-cell>
                <text:p text:style-name="P1">118</text:p>
              </table:table-cell>
            </table:table-row>
            <table:table-row table:style-name="ro2" table:default-cell-style-name="ce7">
              <table:table-cell>
                <text:p text:style-name="P4">20500</text:p>
              </table:table-cell>
              <table:table-cell>
                <text:p text:style-name="P5">148</text:p>
              </table:table-cell>
              <table:table-cell>
                <text:p text:style-name="P5">157</text:p>
              </table:table-cell>
              <table:table-cell>
                <text:p text:style-name="P5">120</text:p>
              </table:table-cell>
            </table:table-row>
            <table:table-row table:style-name="ro2" table:default-cell-style-name="ce4">
              <table:table-cell table:style-name="ce3">
                <text:p text:style-name="P3">21000</text:p>
              </table:table-cell>
              <table:table-cell>
                <text:p text:style-name="P1">150</text:p>
              </table:table-cell>
              <table:table-cell>
                <text:p text:style-name="P1">159</text:p>
              </table:table-cell>
              <table:table-cell>
                <text:p text:style-name="P1">121</text:p>
              </table:table-cell>
            </table:table-row>
            <table:table-row table:style-name="ro2" table:default-cell-style-name="ce7">
              <table:table-cell>
                <text:p text:style-name="P4">21500</text:p>
              </table:table-cell>
              <table:table-cell>
                <text:p text:style-name="P5">152</text:p>
              </table:table-cell>
              <table:table-cell>
                <text:p text:style-name="P5">162</text:p>
              </table:table-cell>
              <table:table-cell>
                <text:p text:style-name="P5">122</text:p>
              </table:table-cell>
            </table:table-row>
            <table:table-row table:style-name="ro2" table:default-cell-style-name="ce4">
              <table:table-cell table:style-name="ce3">
                <text:p text:style-name="P3">22000</text:p>
              </table:table-cell>
              <table:table-cell>
                <text:p text:style-name="P1">154</text:p>
              </table:table-cell>
              <table:table-cell>
                <text:p text:style-name="P1">164</text:p>
              </table:table-cell>
              <table:table-cell>
                <text:p text:style-name="P1">123</text:p>
              </table:table-cell>
            </table:table-row>
            <table:table-row table:style-name="ro2" table:default-cell-style-name="ce7">
              <table:table-cell>
                <text:p text:style-name="P4">22500</text:p>
              </table:table-cell>
              <table:table-cell>
                <text:p text:style-name="P5">156</text:p>
              </table:table-cell>
              <table:table-cell>
                <text:p text:style-name="P5">166</text:p>
              </table:table-cell>
              <table:table-cell>
                <text:p text:style-name="P5">125</text:p>
              </table:table-cell>
            </table:table-row>
            <table:table-row table:style-name="ro2" table:default-cell-style-name="ce4">
              <table:table-cell table:style-name="ce3">
                <text:p text:style-name="P3">23000</text:p>
              </table:table-cell>
              <table:table-cell>
                <text:p text:style-name="P1">157</text:p>
              </table:table-cell>
              <table:table-cell>
                <text:p text:style-name="P1">168</text:p>
              </table:table-cell>
              <table:table-cell>
                <text:p text:style-name="P1">126</text:p>
              </table:table-cell>
            </table:table-row>
            <table:table-row table:style-name="ro2" table:default-cell-style-name="ce7">
              <table:table-cell>
                <text:p text:style-name="P4">23500</text:p>
              </table:table-cell>
              <table:table-cell>
                <text:p text:style-name="P5">159</text:p>
              </table:table-cell>
              <table:table-cell>
                <text:p text:style-name="P5">170</text:p>
              </table:table-cell>
              <table:table-cell>
                <text:p text:style-name="P5">128</text:p>
              </table:table-cell>
            </table:table-row>
            <table:table-row table:style-name="ro2" table:default-cell-style-name="ce4">
              <table:table-cell table:style-name="ce3">
                <text:p text:style-name="P3">24000</text:p>
              </table:table-cell>
              <table:table-cell>
                <text:p text:style-name="P1">161</text:p>
              </table:table-cell>
              <table:table-cell>
                <text:p text:style-name="P1">172</text:p>
              </table:table-cell>
              <table:table-cell>
                <text:p text:style-name="P1">129</text:p>
              </table:table-cell>
            </table:table-row>
            <table:table-row table:style-name="ro2" table:default-cell-style-name="ce7">
              <table:table-cell>
                <text:p text:style-name="P4">24500</text:p>
              </table:table-cell>
              <table:table-cell>
                <text:p text:style-name="P5">163</text:p>
              </table:table-cell>
              <table:table-cell>
                <text:p text:style-name="P5">174</text:p>
              </table:table-cell>
              <table:table-cell>
                <text:p text:style-name="P5">130</text:p>
              </table:table-cell>
            </table:table-row>
            <table:table-row table:style-name="ro2" table:default-cell-style-name="ce4">
              <table:table-cell table:style-name="ce3">
                <text:p text:style-name="P3">25000</text:p>
              </table:table-cell>
              <table:table-cell>
                <text:p text:style-name="P1">164</text:p>
              </table:table-cell>
              <table:table-cell>
                <text:p text:style-name="P1">176</text:p>
              </table:table-cell>
              <table:table-cell>
                <text:p text:style-name="P1">131</text:p>
              </table:table-cell>
            </table:table-row>
            <table:table-row table:style-name="ro2" table:default-cell-style-name="ce7">
              <table:table-cell>
                <text:p text:style-name="P4">25500</text:p>
              </table:table-cell>
              <table:table-cell>
                <text:p text:style-name="P5">165</text:p>
              </table:table-cell>
              <table:table-cell>
                <text:p text:style-name="P5">178</text:p>
              </table:table-cell>
              <table:table-cell>
                <text:p text:style-name="P5">133</text:p>
              </table:table-cell>
            </table:table-row>
            <table:table-row table:style-name="ro2" table:default-cell-style-name="ce4">
              <table:table-cell table:style-name="ce3">
                <text:p text:style-name="P3">26000</text:p>
              </table:table-cell>
              <table:table-cell>
                <text:p text:style-name="P1">166</text:p>
              </table:table-cell>
              <table:table-cell>
                <text:p text:style-name="P1">180</text:p>
              </table:table-cell>
              <table:table-cell>
                <text:p text:style-name="P1">134</text:p>
              </table:table-cell>
            </table:table-row>
            <table:table-row table:style-name="ro2" table:default-cell-style-name="ce7">
              <table:table-cell>
                <text:p text:style-name="P4">26500</text:p>
              </table:table-cell>
              <table:table-cell>
                <text:p text:style-name="P5">168</text:p>
              </table:table-cell>
              <table:table-cell>
                <text:p text:style-name="P5">182</text:p>
              </table:table-cell>
              <table:table-cell>
                <text:p text:style-name="P5">135</text:p>
              </table:table-cell>
            </table:table-row>
            <table:table-row table:style-name="ro2" table:default-cell-style-name="ce4">
              <table:table-cell table:style-name="ce3">
                <text:p text:style-name="P3">27000</text:p>
              </table:table-cell>
              <table:table-cell>
                <text:p text:style-name="P1">169</text:p>
              </table:table-cell>
              <table:table-cell>
                <text:p text:style-name="P1">183</text:p>
              </table:table-cell>
              <table:table-cell>
                <text:p text:style-name="P1">136</text:p>
              </table:table-cell>
            </table:table-row>
            <table:table-row table:style-name="ro2" table:default-cell-style-name="ce7">
              <table:table-cell>
                <text:p text:style-name="P4">27500</text:p>
              </table:table-cell>
              <table:table-cell>
                <text:p text:style-name="P5">170</text:p>
              </table:table-cell>
              <table:table-cell>
                <text:p text:style-name="P5">185</text:p>
              </table:table-cell>
              <table:table-cell>
                <text:p text:style-name="P5">137</text:p>
              </table:table-cell>
            </table:table-row>
            <table:table-row table:style-name="ro2" table:default-cell-style-name="ce4">
              <table:table-cell table:style-name="ce3">
                <text:p text:style-name="P3">28000</text:p>
              </table:table-cell>
              <table:table-cell>
                <text:p text:style-name="P1">170</text:p>
              </table:table-cell>
              <table:table-cell>
                <text:p text:style-name="P1">187</text:p>
              </table:table-cell>
              <table:table-cell>
                <text:p text:style-name="P1">137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8T00:45:59.020272000</meta:creation-date>
    <dc:date>2014-08-08T00:58:02.166175000</dc:date>
    <meta:editing-duration>PT1M50S</meta:editing-duration>
    <meta:editing-cycles>2</meta:editing-cycles>
    <meta:generator>LibreOffice/4.2.5.2$MacOSX_x86 LibreOffice_project/61cb170a04bb1f12e77c884eab9192be736ec5f5</meta:generator>
    <meta:document-statistic meta:object-count="1"/>
  </office:meta>
</office:document-meta>
</file>